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9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9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10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10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10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10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7409634449765604990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8327404597008505772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4266568032317763541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7032668166695506419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6335976972966697034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6201737304388357556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6094500535872415642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4162864942417368155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8976776751284686106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4995421388038018319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281595976918806475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5485764145033155295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4856127124132384105" text:style-name="L13">
        <text:list-item>
          <text:p text:style-name="P19">New camoflage system DONE</text:p>
        </text:list-item>
      </text:list>
      <text:list xml:id="list333685974443825787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6507655411439245453" text:style-name="L15">
        <text:list-item>
          <text:p text:style-name="P21">Implement PlayerDataManager script (replaces GameManager) DONE</text:p>
        </text:list-item>
      </text:list>
      <text:list xml:id="list6126522892315420849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5365270344402809831" text:style-name="L17">
        <text:list-item>
          <text:p text:style-name="P23">ToweButton Script complete rework DONE</text:p>
        </text:list-item>
      </text:list>
      <text:list xml:id="list1066191248558766710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911478367117152812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6610646890723865122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8236513790700937900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7825602478159813384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42691211" text:continue-list="list8236513790700937900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1669044111316095107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3266735187052199767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2758835353669664809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263703029165681478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2299629860223575367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7726378890648057607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8306148282901640841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2397983841366687966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3232975946130732244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1991542081570569586" text:style-name="L32">
        <text:list-item>
          <text:p text:style-name="P38">Update methods and logic for choosing which wave to spawn at which time DONE</text:p>
        </text:list-item>
      </text:list>
      <text:list xml:id="list42702394" text:continue-list="list3232975946130732244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7506463039716033761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5772173867052460107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4948633412268706660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5439928999398478812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1066506130143012592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4650722008605371407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4619800990543851812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6317854981056849063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1026607558793155593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3936926877145771256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87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1929400848525927170" text:style-name="L43">
        <text:list-item>
          <text:p text:style-name="P88">Get panel sizing/scaling and positioning perfect</text:p>
        </text:list-item>
        <text:list-item>
          <text:p text:style-name="P88">Add info on aim/defense modifiers to panel view where applicable (enrenched, cover, etc)</text:p>
          <text:list>
            <text:list-item>
              <text:p text:style-name="P88">add entrenched DONE</text:p>
            </text:list-item>
            <text:list-item>
              <text:p text:style-name="P88">add dead eye DONE</text:p>
            </text:list-item>
            <text:list-item>
              <text:p text:style-name="P88">add cover DONE</text:p>
            </text:list-item>
            <text:list-item>
              <text:p text:style-name="P88">add half cover DONE</text:p>
            </text:list-item>
          </text:list>
        </text:list-item>
      </text:list>
      <text:list xml:id="list6327473877213486410" text:style-name="L44">
        <text:list-item>
          <text:p text:style-name="P89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8923012026200310525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90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2146026339158396829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3110262961578094590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42695953" text:continue-list="list2146026339158396829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8864495301634303419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42683348" text:continue-list="list42695953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6665064454410170269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8708509345190049688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1006527013906037417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91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7760271756119324749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6321857021043779838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92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8596912907842060811" text:style-name="L54">
        <text:list-item>
          <text:p text:style-name="P93">water tile sprites change there sprite based on adjacent tiles</text:p>
        </text:list-item>
        <text:list-item>
          <text:p text:style-name="P93">Set up direction sprites for water tiles</text:p>
          <text:list>
            <text:list-item>
              <text:p text:style-name="P93">N,S,E,W,NE,NW,SE,SW sprites</text:p>
            </text:list-item>
            <text:list-item>
              <text:p text:style-name="P93">surrounded sprite</text:p>
            </text:list-item>
            <text:list-item>
              <text:p text:style-name="P93">isolated(alone) sprite</text:p>
            </text:list-item>
          </text:list>
        </text:list-item>
      </text:list>
      <text:list xml:id="list3417284084094961385" text:style-name="L55">
        <text:list-item>
          <text:p text:style-name="P94">Create new method that runes after level is instantiated</text:p>
          <text:list>
            <text:list-item>
              <text:p text:style-name="P94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42686668" text:continue-list="list8596912907842060811" text:style-name="L54">
        <text:list-item>
          <text:p text:style-name="P93">grass/dirt tile sprites change there sprite based on adjacent tiles DONE</text:p>
        </text:list-item>
        <text:list-item>
          <text:p text:style-name="P93">Set up direction sprites for water tiles DONE</text:p>
          <text:list>
            <text:list-item>
              <text:p text:style-name="P93">N,S,E,W,NE,NW,SE,SW sprites</text:p>
            </text:list-item>
            <text:list-item>
              <text:p text:style-name="P93">surrounded sprite</text:p>
            </text:list-item>
            <text:list-item>
              <text:p text:style-name="P93">isolated(alone) sprite</text:p>
            </text:list-item>
          </text:list>
        </text:list-item>
      </text:list>
      <text:list xml:id="list7857832583825643205" text:style-name="L56">
        <text:list-item>
          <text:p text:style-name="P95">Create random dirt/grass centre tile types to give map variety DONE</text:p>
        </text:list-item>
        <text:list-item>
          <text:p text:style-name="P95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42697043" text:continue-list="list42686668" text:style-name="L54">
        <text:list-item>
          <text:p text:style-name="P93">rockwall sprites change there sprite based on adjacent rockwalls /objects DONE</text:p>
        </text:list-item>
        <text:list-item>
          <text:p text:style-name="P93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4321219624248897355" text:style-name="L57">
        <text:list-item>
          <text:p text:style-name="P96">Dirt tiles can have a random grass/bush/fauna sprite assigned to give the map variety</text:p>
          <text:list>
            <text:list-item>
              <text:p text:style-name="P96">find/create a list of different fauna objects and sprites DONE</text:p>
            </text:list-item>
            <text:list-item>
              <text:p text:style-name="P96">implement method/system for randomly selecting and apply fauna objects to dirt tiles DONE</text:p>
            </text:list-item>
            <text:list-item>
              <text:p text:style-name="P96">animate all fauna objects / sprites</text:p>
            </text:list-item>
          </text:list>
        </text:list-item>
      </text:list>
      <text:list xml:id="list8814989084979497767" text:style-name="L58">
        <text:list-item>
          <text:p text:style-name="P97">Make trees look nice and animated</text:p>
          <text:list>
            <text:list-item>
              <text:p text:style-name="P97">find/create a list of different tree objects and sprites DONE</text:p>
            </text:list-item>
            <text:list-item>
              <text:p text:style-name="P97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6944771561779818384" text:style-name="L59">
        <text:list-item>
          <text:p text:style-name="P98">Update and rework tile highlights</text:p>
          <text:list>
            <text:list-item>
              <text:p text:style-name="P98">tile no longer highlights. Instead, tiles have a blank tile above them that turns on, and this plays highlight instead DONE</text:p>
            </text:list-item>
            <text:list-item>
              <text:p text:style-name="P98">ordering layers setup correctly with living entities, worldobjects and edge sprites DONE</text:p>
            </text:list-item>
            <text:list-item>
              <text:p text:style-name="P98">speed up highlight animation twice as much DONE</text:p>
            </text:list-item>
          </text:list>
        </text:list-item>
      </text:list>
      <text:list xml:id="list6676005389470811330" text:style-name="L60">
        <text:list-item>
          <text:p text:style-name="P99">Ordering Layers DONE</text:p>
          <text:list>
            <text:list-item>
              <text:p text:style-name="P99">tile 1</text:p>
            </text:list-item>
            <text:list-item>
              <text:p text:style-name="P99">edge sprites 3</text:p>
            </text:list-item>
            <text:list-item>
              <text:p text:style-name="P99">foliage/embelishments 5</text:p>
            </text:list-item>
            <text:list-item>
              <text:p text:style-name="P99">tile highlights 7</text:p>
            </text:list-item>
            <text:list-item>
              <text:p text:style-name="P99">grid outline 9</text:p>
            </text:list-item>
            <text:list-item>
              <text:p text:style-name="P99">living entities 11</text:p>
            </text:list-item>
          </text:list>
        </text:list-item>
      </text:list>
      <text:p text:style-name="P6">Sprint 32: Movement/Ability action hover icon (completed 7/10/19)</text:p>
      <text:list xml:id="list8515247531325324807" text:style-name="L61">
        <text:list-item>
          <text:p text:style-name="P100">When a defender is awaiting an order that involves targetting a tile/character, a blank white tile moves to the current moused over position to notify the player better DONE</text:p>
        </text:list-item>
        <text:list-item>
          <text:p text:style-name="P100">Create new methods/logic in hover script DONE</text:p>
        </text:list-item>
        <text:list-item>
          <text:p text:style-name="P100">Create new blank tile object hover script DONE</text:p>
        </text:list-item>
        <text:list-item>
          <text:p text:style-name="P100">blank tile object activates/deactivates correctly DONE</text:p>
        </text:list-item>
      </text:list>
      <text:p text:style-name="P6">Sprint 33: Hive sprite/ animation updates (completed 7/10/19)</text:p>
      <text:list xml:id="list1651995574619107960" text:style-name="L62">
        <text:list-item>
          <text:p text:style-name="P101"><text:soft-page-break/>Find and update hive enemy animations/sprites DONE</text:p>
          <text:list>
            <text:list-item>
              <text:p text:style-name="P101">Edit sprites in gimp DONE</text:p>
            </text:list-item>
            <text:list-item>
              <text:p text:style-name="P101">find new animation sprite sheets DONE</text:p>
            </text:list-item>
            <text:list-item>
              <text:p text:style-name="P101">Implement new animator controller and anims DONE</text:p>
            </text:list-item>
            <text:list-item>
              <text:p text:style-name="P101">test all working DONE</text:p>
            </text:list-item>
          </text:list>
        </text:list-item>
      </text:list>
      <text:p text:style-name="P6">Sprint 34: <text:s/>Camera Updates (completed 7/10/19)</text:p>
      <text:list xml:id="list5592430288146935950" text:style-name="L63">
        <text:list-item>
          <text:p text:style-name="P102">make look at transitions sharper and cleaner DONE</text:p>
        </text:list-item>
        <text:list-item>
          <text:p text:style-name="P102">New cameramanager method: Bool IsCameraWithinRangeOfTarget(float range, gameobject target) DONE</text:p>
          <text:list>
            <text:list-item>
              <text:p text:style-name="P102">method checks the position of the camera and the the target DONE</text:p>
            </text:list-item>
            <text:list-item>
              <text:p text:style-name="P102">if both the x and y value of camera is within the float 'range' of the target, this returns true DONE</text:p>
            </text:list-item>
            <text:list-item>
              <text:p text:style-name="P102">method will be used in coroutine that make the camera look at stuff DONE</text:p>
            </text:list-item>
          </text:list>
        </text:list-item>
      </text:list>
      <text:list xml:id="list2890023209472594918" text:style-name="L64">
        <text:list-item>
          <text:p text:style-name="P103">replace all yield wait for seconds statements (loot box, enemies, etc) with yield wait until IsCameraWithinRange(1, target) DONE</text:p>
        </text:list-item>
        <text:list-item>
          <text:p text:style-name="P103">Play around with 'smooth speed' properties. Make camera move a bit faster, and limit its slow down factor</text:p>
        </text:list-item>
        <text:list-item>
          <text:p text:style-name="P103">Portal prefab DONE</text:p>
          <text:list>
            <text:list-item>
              <text:p text:style-name="P103">Add portal animation to loot boxes DONE </text:p>
            </text:list-item>
            <text:list-item>
              <text:p text:style-name="P103">edit portal sort order: make portal appear infront of entities/lootboxes DONE</text:p>
            </text:list-item>
          </text:list>
        </text:list-item>
      </text:list>
      <text:p text:style-name="P6">Sprint 35: Over watch Changes (completed 8/10/19)</text:p>
      <text:list xml:id="list1970008823269911372" text:style-name="L65">
        <text:list-item>
          <text:p text:style-name="P104">Overwatch now has a cooldown of only 1 DONE</text:p>
        </text:list-item>
        <text:list-item>
          <text:p text:style-name="P104">modify overwatch ability coroutine to apply/remove aim bonus DONE</text:p>
        </text:list-item>
        <text:list-item>
          <text:p text:style-name="P104">Overwatch shots have -20 aim DONE</text:p>
        </text:list-item>
        <text:list-item>
          <text:p text:style-name="P104">fix overwatchVFX notification playing twice DONE</text:p>
        </text:list-item>
      </text:list>
      <text:p text:style-name="P6">Sprint 36: Fix bugs with astar pathfinding (completed 8/10/19)</text:p>
      <text:list xml:id="list5988271520136704219" text:style-name="L66">
        <text:list-item>
          <text:p text:style-name="P105">enemies should not be able to occupy a tile that contains a world object, but can still move </text:p>
        </text:list-item>
        <text:list-item>
          <text:p text:style-name="P105">Modify ai logic method GetBestValidMoveLocationBetweenMeAndTarget</text:p>
        </text:list-item>
      </text:list>
      <text:p text:style-name="P6">Sprint 37: Sandbags (completed 8/10/19)</text:p>
      <text:list xml:id="list5596459627733438602" text:style-name="L67">
        <text:list-item>
          <text:p text:style-name="P106">Prepare sandbag sprites DONE</text:p>
        </text:list-item>
        <text:list-item>
          <text:p text:style-name="P106"><text:soft-page-break/>Update methods in tile sprite manager for sandbags DONE</text:p>
        </text:list-item>
        <text:list-item>
          <text:p text:style-name="P106">Add properties for each sandbag sprite(N,S,E,W surrounded, isolated, etc) DONE</text:p>
        </text:list-item>
        <text:list-item>
          <text:p text:style-name="P106">Create sandbags around spaceship on game start DONE</text:p>
        </text:list-item>
        <text:list-item>
          <text:p text:style-name="P106">create new tile setup type: dirt with sandbag DONE</text:p>
        </text:list-item>
        <text:list-item>
          <text:p text:style-name="P106">bug test: make sure sandbag sprites are assigned correctly DONE</text:p>
        </text:list-item>
      </text:list>
      <text:p text:style-name="P5">Sprint ??: Project clean up</text:p>
      <text:list xml:id="list6856184954908644427" text:style-name="L68">
        <text:list-item>
          <text:p text:style-name="P107">Delete unused / legacy entities</text:p>
          <text:list>
            <text:list-item>
              <text:p text:style-name="P107">sprites</text:p>
            </text:list-item>
            <text:list-item>
              <text:p text:style-name="P107">fonts</text:p>
            </text:list-item>
            <text:list-item>
              <text:p text:style-name="P107">scripts</text:p>
            </text:list-item>
            <text:list-item>
              <text:p text:style-name="P107">prefabs</text:p>
            </text:list-item>
            <text:list-item>
              <text:p text:style-name="P107">gameobjects in scene</text:p>
            </text:list-item>
            <text:list-item>
              <text:p text:style-name="P107">old scenes</text:p>
            </text:list-item>
            <text:list-item>
              <text:p text:style-name="P107">old animations</text:p>
            </text:list-item>
          </text:list>
        </text:list-item>
      </text:list>
      <text:list xml:id="list1486219343755697231" text:style-name="L69">
        <text:list-item>
          <text:p text:style-name="P108">Clean up all scripts</text:p>
          <text:list>
            <text:list-item>
              <text:p text:style-name="P108">remove un needed debug.log lines</text:p>
            </text:list-item>
            <text:list-item>
              <text:p text:style-name="P108">add comments to more methods</text:p>
            </text:list-item>
            <text:list-item>
              <text:p text:style-name="P108">reorganise method placement and add regions</text:p>
            </text:list-item>
            <text:list-item>
              <text:p text:style-name="P108">Create header fields</text:p>
            </text:list-item>
            <text:list-item>
              <text:p text:style-name="P108">update all methods/properties to new naming conventions</text:p>
            </text:list-item>
            <text:list-item>
              <text:p text:style-name="P108">delete unneeded/legacy code</text:p>
            </text:list-item>
          </text:list>
        </text:list-item>
      </text:list>
      <text:list xml:id="list1718643692200760706" text:style-name="L70">
        <text:list-item>
          <text:p text:style-name="P109">Clean up folders</text:p>
          <text:list>
            <text:list-item>
              <text:p text:style-name="P109">make more folders within folders</text:p>
            </text:list-item>
            <text:list-item>
              <text:p text:style-name="P109">place files in folders correctly</text:p>
            </text:list-item>
          </text:list>
        </text:list-item>
      </text:list>
      <text:p text:style-name="P5">Sprint ??: Enemy Spawning / Difficulty /Scaling /Balance</text:p>
      <text:list xml:id="list8642808480004946470" text:style-name="L71">
        <text:list-item>
          <text:p text:style-name="P110">Make the game playable and interesting up to at least turn 50</text:p>
        </text:list-item>
        <text:list-item>
          <text:p text:style-name="P110">Implement spawn multiple waves at a time</text:p>
          <text:list>
            <text:list-item>
              <text:p text:style-name="P110">Decide which turn double waves should occur</text:p>
            </text:list-item>
            <text:list-item>
              <text:p text:style-name="P110"><text:soft-page-break/>Update 'spawn next wave ' method two spawn an additional wave</text:p>
              <text:list>
                <text:list-item>
                  <text:p text:style-name="P110">make waves spawn at different locations</text:p>
                </text:list-item>
              </text:list>
            </text:list-item>
          </text:list>
        </text:list-item>
      </text:list>
      <text:list xml:id="list3487606130180545044" text:style-name="L72">
        <text:list-item>
          <text:p text:style-name="P111">Balance and play test defenders, resources, loot boxes and enemies</text:p>
          <text:list>
            <text:list-item>
              <text:p text:style-name="P111">finalize starting properties (starting gold, passive income, starting characters, starting troop capacity, etc</text:p>
            </text:list-item>
            <text:list-item>
              <text:p text:style-name="P111">experiment with defender/enemy hp, damage, mobility etc</text:p>
            </text:list-item>
          </text:list>
        </text:list-item>
      </text:list>
      <text:p text:style-name="P5">Sprint ?? Rare Loot Boxes</text:p>
      <text:p text:style-name="P5">Sprint ?? Turn 10 buff event</text:p>
      <text:p text:style-name="P5">Sprint ?? Line renderer for pathfinding on move orders for defenders</text:p>
      <text:p text:style-name="P5">Sprint ??: Set up keyboard controls for abilities</text:p>
      <text:p text:style-name="P5">- keyboard button numbers 1-5 control abilities on the ability bar for quick access</text:p>
      <text:p text:style-name="P5"/>
      <text:p text:style-name="P5">Sprint ??: <text:s/>New Defender anims + sprites</text:p>
      <text:list xml:id="list8298489682827739831" text:style-name="L73">
        <text:list-item>
          <text:p text:style-name="P112">Set up sprites/anims for rifleman, sniper, machine gunner and ranger</text:p>
          <text:list>
            <text:list-item>
              <text:p text:style-name="P112">rifleman</text:p>
              <text:list>
                <text:list-item>
                  <text:p text:style-name="P112">find sprites</text:p>
                </text:list-item>
                <text:list-item>
                  <text:p text:style-name="P112">prepare images with paint/gimp</text:p>
                </text:list-item>
                <text:list-item>
                  <text:p text:style-name="P112">set up animations + animator controller</text:p>
                </text:list-item>
              </text:list>
            </text:list-item>
            <text:list-item>
              <text:p text:style-name="P112">Ranger</text:p>
              <text:list>
                <text:list-item>
                  <text:p text:style-name="P112">find sprites</text:p>
                </text:list-item>
                <text:list-item>
                  <text:p text:style-name="P112">prepare images with paint/gimp</text:p>
                </text:list-item>
                <text:list-item>
                  <text:p text:style-name="P112">set up animations + animator controller</text:p>
                </text:list-item>
              </text:list>
            </text:list-item>
            <text:list-item>
              <text:p text:style-name="P112">Machine Gunner</text:p>
              <text:list>
                <text:list-item>
                  <text:p text:style-name="P112">find sprites</text:p>
                </text:list-item>
                <text:list-item>
                  <text:p text:style-name="P112">prepare images with paint/gimp</text:p>
                </text:list-item>
                <text:list-item>
                  <text:p text:style-name="P112">set up animations + animator controller</text:p>
                </text:list-item>
              </text:list>
            </text:list-item>
            <text:list-item>
              <text:p text:style-name="P112">Ranger</text:p>
              <text:list>
                <text:list-item>
                  <text:p text:style-name="P112">find sprites</text:p>
                </text:list-item>
                <text:list-item>
                  <text:p text:style-name="P112">prepare images with paint/gimp</text:p>
                </text:list-item>
                <text:list-item>
                  <text:p text:style-name="P112"><text:soft-page-break/>set up animations + animator controller</text:p>
                </text:list-item>
              </text:list>
            </text:list-item>
          </text:list>
        </text:list-item>
      </text:list>
      <text:p text:style-name="P5">Sprint ?? Shoot animations</text:p>
      <text:list xml:id="list6727839185477788724" text:style-name="L74">
        <text:list-item>
          <text:p text:style-name="P113">Set up rifleman shoot animation event</text:p>
        </text:list-item>
        <text:list-item>
          <text:p text:style-name="P113">Process</text:p>
          <text:list>
            <text:list-item>
              <text:p text:style-name="P113">On perform shoot, shoot anim is triggered</text:p>
            </text:list-item>
            <text:list-item>
              <text:p text:style-name="P113">projectiles are created and sent from attacker position to target position</text:p>
            </text:list-item>
            <text:list-item>
              <text:p text:style-name="P113">handle damage method waits until attack animation finished</text:p>
            </text:list-item>
            <text:list-item>
              <text:p text:style-name="P113">attack animation needs a method for setting attack anim bool as finished</text:p>
            </text:list-item>
          </text:list>
        </text:list-item>
      </text:list>
      <text:p text:style-name="P5"/>
      <text:p text:style-name="P5"/>
      <text:p text:style-name="P5">Sprint ??: Design Implement elite enemies</text:p>
      <text:list xml:id="list1175183658260929318" text:style-name="L75">
        <text:list-item>
          <text:p text:style-name="P58">Design + Implement level 1 elite enemy</text:p>
        </text:list-item>
        <text:list-item>
          <text:p text:style-name="P58">Design + implement level 2 elite enemy</text:p>
        </text:list-item>
      </text:list>
      <text:p text:style-name="P1"/>
      <text:p text:style-name="P1">Sprint ??: Weapon traits / attributes</text:p>
      <text:list xml:id="list2762412197145475882" text:style-name="L76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489686467123527501" text:style-name="L77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42674421" text:continue-list="list7760271756119324749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<text:soft-page-break/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3721085878804396733" text:style-name="L78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>Sprint ?? Warcasters</text:p>
      <text:list xml:id="list273764962448566064" text:style-name="L79">
        <text:list-item>
          <text:p text:style-name="P62">Design and brainstorm ideas for warcasters and things ability</text:p>
          <text:list>
            <text:list-item>
              <text:p text:style-name="P62">power level</text:p>
            </text:list-item>
            <text:list-item>
              <text:p text:style-name="P62">abilities</text:p>
            </text:list-item>
            <text:list-item>
              <text:p text:style-name="P62">passive traits</text:p>
            </text:list-item>
            <text:list-item>
              <text:p text:style-name="P62">control zone abilities/passives</text:p>
            </text:list-item>
            <text:list-item>
              <text:p text:style-name="P62">what happens when a warcaster dies?</text:p>
            </text:list-item>
          </text:list>
        </text:list-item>
      </text:list>
      <text:p text:style-name="P1"/>
      <text:p text:style-name="P1">Sprint ??: Player Score</text:p>
      <text:list xml:id="list2793786490157588946" text:style-name="L80">
        <text:list-item>
          <text:p text:style-name="P63">Implement a scoring system</text:p>
        </text:list-item>
      </text:list>
      <text:list xml:id="list7742531984085778387" text:style-name="L81">
        <text:list-item>
          <text:p text:style-name="P64">New Script: Player score manager</text:p>
        </text:list-item>
        <text:list-item>
          <text:p text:style-name="P64">Design different ways to score more points</text:p>
          <text:list>
            <text:list-item>
              <text:p text:style-name="P64">enemies killed</text:p>
            </text:list-item>
            <text:list-item>
              <text:p text:style-name="P64">resources collected</text:p>
            </text:list-item>
            <text:list-item>
              <text:p text:style-name="P64">tiles moved over</text:p>
            </text:list-item>
            <text:list-item>
              <text:p text:style-name="P64"><text:soft-page-break/>shots hit / missed</text:p>
            </text:list-item>
            <text:list-item>
              <text:p text:style-name="P64">defenders lost</text:p>
            </text:list-item>
            <text:list-item>
              <text:p text:style-name="P64">obstructions built</text:p>
            </text:list-item>
            <text:list-item>
              <text:p text:style-name="P64">waves survived / turns survived</text:p>
            </text:list-item>
          </text:list>
        </text:list-item>
      </text:list>
      <text:p text:style-name="P1"/>
      <text:p text:style-name="P1"/>
      <text:p text:style-name="P1">Sprint ?? New defender, enemy, object, tile and UI sprites</text:p>
      <text:list xml:id="list2172612955926034959" text:style-name="L82">
        <text:list-item>
          <text:p text:style-name="P65">Find and implement sci-fi themed UI sprites for UI elements</text:p>
        </text:list-item>
        <text:list-item>
          <text:p text:style-name="P65">Find a scifi themed font</text:p>
        </text:list-item>
        <text:list-item>
          <text:p text:style-name="P65">Find + implement new sprites / animations for defenders</text:p>
        </text:list-item>
        <text:list-item>
          <text:p text:style-name="P65">Find + implement new sprites / animations for enemies</text:p>
        </text:list-item>
        <text:list-item>
          <text:p text:style-name="P65">Find + implement new sprites / animations for world objects</text:p>
          <text:list>
            <text:list-item>
              <text:p text:style-name="P65">try find trees with animations</text:p>
            </text:list-item>
          </text:list>
        </text:list-item>
      </text:list>
      <text:p text:style-name="P1"/>
      <text:p text:style-name="P1">Future Sprint Stuff</text:p>
      <text:list xml:id="list5024974690936169094" text:style-name="L83">
        <text:list-item>
          <text:p text:style-name="P66">Redesign and impement UI elements</text:p>
          <text:list>
            <text:list-item>
              <text:p text:style-name="P66">Top panel</text:p>
            </text:list-item>
            <text:list-item>
              <text:p text:style-name="P66">Defender/construct buttons + panel</text:p>
            </text:list-item>
            <text:list-item>
              <text:p text:style-name="P66">Defender screen overlay UI</text:p>
              <text:list>
                <text:list-item>
                  <text:p text:style-name="P66">Defender ability bar</text:p>
                </text:list-item>
                <text:list-item>
                  <text:p text:style-name="P66">defender stat panel</text:p>
                </text:list-item>
                <text:list-item>
                  <text:p text:style-name="P66">defender weapons panel</text:p>
                </text:list-item>
              </text:list>
            </text:list-item>
          </text:list>
        </text:list-item>
      </text:list>
      <text:list xml:id="list7121576343896087929" text:style-name="L84">
        <text:list-item>
          <text:p text:style-name="P67">Implement when enemy mouse over during shoot targetting, it shows the hit chance percentage</text:p>
        </text:list-item>
        <text:list-item>
          <text:p text:style-name="P67">Update hover class</text:p>
          <text:list>
            <text:list-item>
              <text:p text:style-name="P67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3934208967553813466" text:style-name="L85">
        <text:list-item>
          <text:p text:style-name="P68">Update Tile animations</text:p>
          <text:list>
            <text:list-item>
              <text:p text:style-name="P68">Tilescripts sprite renderer is no longer directed animated/highlighted. Instead, place a blank white/partially transparent tile over the tile, and highlight that.</text:p>
              <text:list>
                <text:list-item>
                  <text:p text:style-name="P68"><text:soft-page-break/>Make sure the the blank tile doesnt block mouse clicks/raycasts</text:p>
                </text:list-item>
              </text:list>
            </text:list-item>
            <text:list-item>
              <text:p text:style-name="P68">tile animations play faster</text:p>
            </text:list-item>
            <text:list-item>
              <text:p text:style-name="P68">tile highlight animation stops immediatly when cancel is triggered, instead of playing out the entire animation</text:p>
            </text:list-item>
          </text:list>
        </text:list-item>
      </text:list>
      <text:list xml:id="list42688870" text:continue-list="list7121576343896087929" text:style-name="L84">
        <text:list-item>
          <text:p text:style-name="P67">Find sprites and re do animations for </text:p>
          <text:list>
            <text:list-item>
              <text:p text:style-name="P67">rifleman</text:p>
            </text:list-item>
            <text:list-item>
              <text:p text:style-name="P67">hive gunner</text:p>
            </text:list-item>
            <text:list-item>
              <text:p text:style-name="P67">hive swarmer</text:p>
            </text:list-item>
          </text:list>
        </text:list-item>
      </text:list>
      <text:list xml:id="list4064087378840669688" text:style-name="L86">
        <text:list-item>
          <text:p text:style-name="P69">Find new sprites for tiles</text:p>
        </text:list-item>
        <text:list-item>
          <text:p text:style-name="P69">Find new sprites/animations for world objects</text:p>
          <text:list>
            <text:list-item>
              <text:p text:style-name="P69">tree</text:p>
            </text:list-item>
            <text:list-item>
              <text:p text:style-name="P69">rock wall</text:p>
            </text:list-item>
            <text:list-item>
              <text:p text:style-name="P69">rubble</text:p>
            </text:list-item>
          </text:list>
        </text:list-item>
      </text:list>
      <text:list xml:id="list3775691047560421274" text:style-name="L87">
        <text:list-item>
          <text:p text:style-name="P70">Rifleman: Implement throw hand grenade ability</text:p>
        </text:list-item>
        <text:list-item>
          <text:p text:style-name="P70">Resources</text:p>
          <text:list>
            <text:list-item>
              <text:p text:style-name="P70">Implement different resources: gold, steel, wood</text:p>
            </text:list-item>
            <text:list-item>
              <text:p text:style-name="P70">Create new static script for managing a players resources (re-do gamemanager singleton)</text:p>
            </text:list-item>
            <text:list-item>
              <text:p text:style-name="P70">create icons/text meshs for gold, steel, wood on the top panel</text:p>
            </text:list-item>
            <text:list-item>
              <text:p text:style-name="P70">Implement defenders and constructs have resource costs</text:p>
              <text:list>
                <text:list-item>
                  <text:p text:style-name="P70">defenders/constructs cannot be placed if player does not have enough resources</text:p>
                </text:list-item>
              </text:list>
            </text:list-item>
          </text:list>
        </text:list-item>
      </text:list>
      <text:list xml:id="list6204775951394468233" text:style-name="L88">
        <text:list-item>
          <text:p text:style-name="P71">Tile and object sprite rules</text:p>
        </text:list-item>
      </text:list>
      <text:list xml:id="list6465630788669059925" text:style-name="L89">
        <text:list-item>
          <text:p text:style-name="P72">Water tiles edit their sprites based on other adjacent water sprites automatically e.g.</text:p>
          <text:list>
            <text:list-item>
              <text:p text:style-name="P72">Edge water sprite, centre water sprite, corner water sprite</text:p>
            </text:list-item>
          </text:list>
        </text:list-item>
        <text:list-item>
          <text:p text:style-name="P72">Rock wall objects edit their sprites based on other adjacent rock wall object sprites automatically e.g.</text:p>
          <text:list>
            <text:list-item>
              <text:p text:style-name="P72">Centre rock, edge rock, corner rock, isolated rock</text:p>
            </text:list-item>
          </text:list>
        </text:list-item>
      </text:list>
      <text:list xml:id="list6934105181243796787" text:style-name="L90">
        <text:list-item>
          <text:p text:style-name="P73">Projectile animations and attack animation</text:p>
          <text:list>
            <text:list-item>
              <text:p text:style-name="P73">Add shoot attack animations to characters (maybe not yet, maybe these animations arent available)</text:p>
            </text:list-item>
            <text:list-item>
              <text:p text:style-name="P73"><text:soft-page-break/>Attack (shoot) animation sequence</text:p>
              <text:list>
                <text:list-item>
                  <text:p text:style-name="P73">attacker makes attack movement animation</text:p>
                </text:list-item>
                <text:list-item>
                  <text:p text:style-name="P73">instantiate a projectile and launch it at the target</text:p>
                </text:list-item>
                <text:list-item>
                  <text:p text:style-name="P73">yield return wait until the projectile hits target</text:p>
                </text:list-item>
                <text:list-item>
                  <text:p text:style-name="P73">resolve damage/attack event, show damage or miss notification</text:p>
                  <text:list>
                    <text:list-item>
                      <text:p text:style-name="P73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1879974479007241900" text:style-name="L91">
        <text:list-item>
          <text:p text:style-name="P74">Implement spaceship control zone</text:p>
        </text:list-item>
        <text:list-item>
          <text:p text:style-name="P74">defenders cant be placed anywhere, they can only be placed inside the spaceship control zone</text:p>
        </text:list-item>
      </text:list>
      <text:p text:style-name="P1">Implement Character Points</text:p>
      <text:list xml:id="list7571807131046893727" text:style-name="L92">
        <text:list-item>
          <text:p text:style-name="P75">Characters have a 'point' value property</text:p>
        </text:list-item>
        <text:list-item>
          <text:p text:style-name="P75">implement point icon + current points / max points text on top panel</text:p>
        </text:list-item>
        <text:list-item>
          <text:p text:style-name="P75">implement cant recruit a new defender if it would take player above points maximum</text:p>
        </text:list-item>
        <text:list-item>
          <text:p text:style-name="P75">Add point cost icon/text to each defender button on panel</text:p>
        </text:list-item>
      </text:list>
      <text:p text:style-name="P1"/>
      <text:p text:style-name="P1">Implement Loot Box</text:p>
      <text:list xml:id="list6240837839416923140" text:style-name="L93">
        <text:list-item>
          <text:p text:style-name="P76">Implement loot box prefab/sprite/animations</text:p>
        </text:list-item>
        <text:list-item>
          <text:p text:style-name="P76">Implement new loot box event</text:p>
          <text:list>
            <text:list-item>
              <text:p text:style-name="P76">when new loot box gets created on turn start, camera looks at the box to show the player its position</text:p>
            </text:list-item>
            <text:list-item>
              <text:p text:style-name="P76">yield return wait until this event is finished</text:p>
            </text:list-item>
          </text:list>
        </text:list-item>
      </text:list>
      <text:list xml:id="list5878935800305168998" text:style-name="L94">
        <text:list-item>
          <text:p text:style-name="P77">Implement Consumables system</text:p>
          <text:list>
            <text:list-item>
              <text:p text:style-name="P77">Design / implement 3 different consumables</text:p>
            </text:list-item>
            <text:list-item>
              <text:p text:style-name="P77">Add consumable slots to top panel</text:p>
            </text:list-item>
            <text:list-item>
              <text:p text:style-name="P77">Create new consumable scripts</text:p>
              <text:list>
                <text:list-item>
                  <text:p text:style-name="P77">ConsumableDataSO</text:p>
                </text:list-item>
                <text:list-item>
                  <text:p text:style-name="P77">ConsumableLogic</text:p>
                </text:list-item>
                <text:list-item>
                  <text:p text:style-name="P77">ConsumableLibrary</text:p>
                </text:list-item>
                <text:list-item>
                  <text:p text:style-name="P77"><text:soft-page-break/>Consumable / ConsumableButton</text:p>
                </text:list-item>
              </text:list>
            </text:list-item>
          </text:list>
        </text:list-item>
      </text:list>
      <text:list xml:id="list8327977440625424863" text:style-name="L95">
        <text:list-item>
          <text:p text:style-name="P78">Create consumable / Consumable button prefab</text:p>
        </text:list-item>
        <text:list-item>
          <text:p text:style-name="P78">Create logic / methods</text:p>
          <text:list>
            <text:list-item>
              <text:p text:style-name="P78">GivePlayerConsumable(Consumable)</text:p>
            </text:list-item>
            <text:list-item>
              <text:p text:style-name="P78">UseConsumable()</text:p>
            </text:list-item>
            <text:list-item>
              <text:p text:style-name="P78">OnConsumableButtonClicked</text:p>
              <text:list>
                <text:list-item>
                  <text:p text:style-name="P78">figure out which consumable got clicked</text:p>
                </text:list-item>
                <text:list-item>
                  <text:p text:style-name="P78">look for targets, highlight tiles, awaitn order, etc</text:p>
                </text:list-item>
                <text:list-item>
                  <text:p text:style-name="P78">perform consumable effect</text:p>
                </text:list-item>
                <text:list-item>
                  <text:p text:style-name="P78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8469197132352579996" text:style-name="L96">
        <text:list-item>
          <text:p text:style-name="P79">Implement and design 3 different maps</text:p>
        </text:list-item>
        <text:list-item>
          <text:p text:style-name="P79">balance, test and modify maps</text:p>
        </text:list-item>
        <text:list-item>
          <text:p text:style-name="P79">implement level manager method for randomly choosing a map</text:p>
        </text:list-item>
      </text:list>
      <text:p text:style-name="P1">Set up Core game loop</text:p>
      <text:list xml:id="list7587330173253182888" text:style-name="L97">
        <text:list-item>
          <text:p text:style-name="P80">Enemies target spaceship correctly</text:p>
        </text:list-item>
        <text:list-item>
          <text:p text:style-name="P80">no erorrs occur when spaceship is destroyed</text:p>
        </text:list-item>
        <text:list-item>
          <text:p text:style-name="P80">if spaceship is destroyed, game over event starts</text:p>
        </text:list-item>
        <text:list-item>
          <text:p text:style-name="P80">Game over event</text:p>
          <text:list>
            <text:list-item>
              <text:p text:style-name="P80">space ship plays a explosion animation</text:p>
            </text:list-item>
            <text:list-item>
              <text:p text:style-name="P80">black screen half fades in</text:p>
            </text:list-item>
            <text:list-item>
              <text:p text:style-name="P80">game over panel window appears centre screen over everything</text:p>
            </text:list-item>
            <text:list-item>
              <text:p text:style-name="P80">game over screen elements</text:p>
              <text:list>
                <text:list-item>
                  <text:p text:style-name="P80">Game over text</text:p>
                </text:list-item>
                <text:list-item>
                  <text:p text:style-name="P80">new game button</text:p>
                </text:list-item>
                <text:list-item>
                  <text:p text:style-name="P80">main menu button</text:p>
                </text:list-item>
                <text:list-item>
                  <text:p text:style-name="P80">Player Score</text:p>
                  <text:list>
                    <text:list-item>
                      <text:p text:style-name="P80">different elements that contribute to score e.g.</text:p>
                      <text:list>
                        <text:list-item>
                          <text:p text:style-name="P80"><text:soft-page-break/>Basic enemies killed</text:p>
                        </text:list-item>
                        <text:list-item>
                          <text:p text:style-name="P80">waves survived</text:p>
                        </text:list-item>
                        <text:list-item>
                          <text:p text:style-name="P80">elites killed</text:p>
                        </text:list-item>
                        <text:list-item>
                          <text:p text:style-name="P80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8268050390757862583" text:style-name="L98">
        <text:list-item>
          <text:p text:style-name="P81">Scene loading / generation</text:p>
        </text:list-item>
      </text:list>
      <text:list xml:id="list636194368197136255" text:style-name="L99">
        <text:list-item>
          <text:p text:style-name="P82">Fix scene load visual order / timing</text:p>
        </text:list-item>
        <text:list-item>
          <text:p text:style-name="P82">Implement load scene async system</text:p>
        </text:list-item>
        <text:list-item>
          <text:p text:style-name="P82">Implement loading bar / progress bar</text:p>
        </text:list-item>
      </text:list>
      <text:list xml:id="list8747938334538074535" text:style-name="L100">
        <text:list-item>
          <text:p text:style-name="P83">Implement + design details on game start properties</text:p>
          <text:list>
            <text:list-item>
              <text:p text:style-name="P83">how many resources does player start with?</text:p>
            </text:list-item>
            <text:list-item>
              <text:p text:style-name="P83">How many defenders?</text:p>
            </text:list-item>
            <text:list-item>
              <text:p text:style-name="P83">Which defenders?</text:p>
            </text:list-item>
            <text:list-item>
              <text:p text:style-name="P83">What positions do the defenders start in?</text:p>
            </text:list-item>
            <text:list-item>
              <text:p text:style-name="P83">Should spaceship area have some sandbags/cover around it</text:p>
            </text:list-item>
          </text:list>
        </text:list-item>
      </text:list>
      <text:p text:style-name="P1">Income System</text:p>
      <text:list xml:id="list8625842586799485570" text:style-name="L101">
        <text:list-item>
          <text:p text:style-name="P84">Design + implement details on income</text:p>
          <text:list>
            <text:list-item>
              <text:p text:style-name="P84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7961079431539643326" text:style-name="L102">
        <text:list-item>
          <text:p text:style-name="P85">Implement 'overwatch' ability</text:p>
        </text:list-item>
      </text:list>
      <text:p text:style-name="P1">Defenders</text:p>
      <text:list xml:id="list54427292822929478" text:style-name="L103">
        <text:list-item>
          <text:p text:style-name="P86">Design + Implement Ranger</text:p>
          <text:list>
            <text:list-item>
              <text:p text:style-name="P86">Ranger abilities / passive traits designed + implemented</text:p>
            </text:list-item>
            <text:list-item>
              <text:p text:style-name="P86">ranger Weapons designed + implemented</text:p>
            </text:list-item>
            <text:list-item>
              <text:p text:style-name="P86">ranger properties / stats designed and tested</text:p>
            </text:list-item>
            <text:list-item>
              <text:p text:style-name="P86"><text:soft-page-break/>Ranger button added to panel</text:p>
            </text:list-item>
          </text:list>
        </text:list-item>
        <text:list-item>
          <text:p text:style-name="P86">Design + Implement Engineer</text:p>
        </text:list-item>
        <text:list-item>
          <text:p text:style-name="P86">Design + Implement Marksman</text:p>
        </text:list-item>
        <text:list-item>
          <text:p text:style-name="P86">Design + Implement Radioman</text:p>
        </text:list-item>
        <text:list-item>
          <text:p text:style-name="P86">Design + Implement Gatting Gunner</text:p>
        </text:list-item>
        <text:list-item>
          <text:p text:style-name="P86">Maybe can combine engineer and radioman into a single role OR</text:p>
        </text:list-item>
        <text:list-item>
          <text:p text:style-name="P86">Radio man should have good support abilities/passives (increase ally defense, mark targets, etc)</text:p>
        </text:list-item>
        <text:list-item>
          <text:p text:style-name="P86">Extra potential classes</text:p>
          <text:list>
            <text:list-item>
              <text:p text:style-name="P86">Medic</text:p>
            </text:list-item>
            <text:list-item>
              <text:p text:style-name="P86">Scout</text:p>
            </text:list-item>
            <text:list-item>
              <text:p text:style-name="P86">Sergeant</text:p>
            </text:list-item>
            <text:list-item>
              <text:p text:style-name="P86">Demolition Expert</text:p>
            </text:list-item>
            <text:list-item>
              <text:p text:style-name="P86">Mortar man</text:p>
            </text:list-item>
          </text:list>
        </text:list-item>
      </text:list>
      <text:p text:style-name="P1"/>
      <text:p text:style-name="P1"/>
      <text:p text:style-name="P1">Camera othro size notes</text:p>
      <text:p text:style-name="P1">Othro Size 4 = 14 tiles wide</text:p>
      <text:p text:style-name="P1">ortho size 2 = 7 tiles</text:p>
      <text:p text:style-name="P1">orth size 6 <text:s/>= 21</text:p>
      <text:p text:style-name="P1"/>
      <text:p text:style-name="P1">every 1 othro size increase reveals 3.5 tiles wide</text:p>
      <text:p text:style-name="P1">every 1 othro size increase reveals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08T22:48:31.79</dc:date>
    <dc:creator>will black</dc:creator>
    <meta:editing-duration>P13DT19H18M28S</meta:editing-duration>
    <meta:editing-cycles>481</meta:editing-cycles>
    <meta:generator>OpenOffice/4.1.6$Win32 OpenOffice.org_project/416m1$Build-9790</meta:generator>
    <meta:document-statistic meta:table-count="0" meta:image-count="0" meta:object-count="0" meta:page-count="26" meta:paragraph-count="681" meta:word-count="4955" meta:character-count="28720"/>
  </office:meta>
</office:document-meta>
</file>